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6cm" fo:margin-left="0cm" table:align="left" style:writing-mode="lr-tb"/>
    </style:style>
    <style:style style:name="Tabella1.A" style:family="table-column">
      <style:table-column-properties style:column-width="8.915cm"/>
    </style:style>
    <style:style style:name="Tabella1.B" style:family="table-column">
      <style:table-column-properties style:column-width="7.086cm"/>
    </style:style>
    <style:style style:name="Tabella1.1" style:family="table-row">
      <style:table-row-properties style:keep-together="true" fo:keep-together="auto"/>
    </style:style>
    <style:style style:name="Tabella1.A1" style:family="table-cell">
      <style:table-cell-properties style:vertical-align="top" fo:padding="0.132cm" fo:border="none" style:writing-mode="lr-tb"/>
    </style:style>
    <style:style style:name="Tabella3" style:family="table">
      <style:table-properties style:width="15.893cm" fo:margin-left="0.469cm" fo:margin-right="0.639cm" table:align="margins" style:writing-mode="lr-tb"/>
    </style:style>
    <style:style style:name="Tabella3.A" style:family="table-column">
      <style:table-column-properties style:column-width="15.893cm" style:rel-column-width="65535*"/>
    </style:style>
    <style:style style:name="Tabella3.A1" style:family="table-cell">
      <style:table-cell-properties fo:padding="0.097cm" fo:border="0.002cm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e_20__28_Web_29_">
      <style:paragraph-properties fo:margin-left="0.501cm" fo:margin-right="0.501cm" fo:margin-top="0.176cm" fo:margin-bottom="0cm" fo:line-height="200%" fo:text-indent="0cm" style:auto-text-indent="false"/>
    </style:style>
    <style:style style:name="P4"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5"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font-size="11pt" style:font-size-asian="11pt" style:font-size-complex="11pt"/>
    </style:style>
    <style:style style:name="P6"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text-underline-style="solid" style:text-underline-width="auto" style:text-underline-color="font-color" fo:font-weight="bold" style:font-size-asian="11pt" style:font-weight-asian="bold" style:font-size-complex="11pt" style:font-weight-complex="bold"/>
    </style:style>
    <style:style style:name="P7"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ccccff"/>
    </style:style>
    <style:style style:name="P9" style:family="paragraph" style:parent-style-name="Normale_20__28_Web_29_">
      <style:paragraph-properties fo:margin-left="0.501cm" fo:margin-right="0.501cm" fo:margin-top="0.176cm" fo:margin-bottom="0cm" fo:line-height="200%" fo:text-align="justify" style:justify-single-word="false" fo:orphans="2" fo:widows="2" fo:text-indent="0cm" style:auto-text-indent="false" style:writing-mode="lr-tb"/>
    </style:style>
    <style:style style:name="P10" style:family="paragraph" style:parent-style-name="Standard" style:master-page-name="">
      <style:paragraph-properties fo:margin-left="0.501cm" fo:margin-right="0.501cm" fo:margin-top="0.176cm" fo:margin-bottom="0cm" fo:line-height="200%" fo:text-align="justify" style:justify-single-word="false" fo:text-indent="0cm" style:auto-text-indent="false" style:page-number="auto" style:text-autospace="ideograph-alpha" style:punctuation-wrap="hanging" style:vertical-align="auto"/>
      <style:text-properties fo:font-size="11pt" style:text-underline-style="none" fo:font-weight="bold" fo:background-color="#ccccff" style:font-size-asian="11pt" style:font-weight-asian="bold" style:font-size-complex="11pt" style:font-weight-complex="bold"/>
    </style:style>
    <style:style style:name="P11" style:family="paragraph" style:parent-style-name="Standard">
      <style:paragraph-properties fo:margin-left="0.501cm" fo:margin-right="0.501cm" fo:margin-top="0.18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2"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13" style:family="paragraph" style:parent-style-name="Standard">
      <style:paragraph-properties fo:margin-left="0.501cm" fo:margin-right="0.501cm" fo:margin-top="0.18cm" fo:margin-bottom="0cm" fo:line-height="200%" fo:text-align="justify" style:justify-single-word="false" fo:text-indent="0cm" style:auto-text-indent="false" style:text-autospace="ideograph-alpha" style:punctuation-wrap="hanging" style:vertical-align="auto"/>
      <style:text-properties fo:font-size="11pt" fo:font-weight="normal" style:font-size-asian="11pt" style:font-weight-asian="normal" style:font-size-complex="11pt" style:font-weight-complex="normal"/>
    </style:style>
    <style:style style:name="P14" style:family="paragraph" style:parent-style-name="Standard">
      <style:paragraph-properties fo:margin-left="0.501cm" fo:margin-right="0.501cm" fo:margin-top="0.18cm" fo:margin-bottom="0cm" fo:line-height="200%" fo:text-indent="0cm" style:auto-text-indent="false" style:text-autospace="ideograph-alpha" style:punctuation-wrap="hanging" style:vertical-align="auto"/>
    </style:style>
    <style:style style:name="P15" style:family="paragraph" style:parent-style-name="Standard">
      <style:paragraph-properties fo:margin-left="0.501cm" fo:margin-right="0.501cm" fo:margin-top="0.18cm" fo:margin-bottom="0.21cm"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16" style:family="paragraph" style:parent-style-name="Standard">
      <style:paragraph-properties fo:margin-left="0.501cm" fo:margin-right="0.501cm" fo:margin-top="0.18cm" fo:margin-bottom="0.21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17"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18" style:family="paragraph" style:parent-style-name="Standard">
      <style:paragraph-properties fo:margin-left="0.501cm" fo:margin-right="0.501cm" fo:line-height="150%" fo:text-align="end" style:justify-single-word="false" fo:text-indent="0cm" style:auto-text-indent="false"/>
      <style:text-properties fo:font-size="11pt" style:font-size-asian="11pt"/>
    </style:style>
    <style:style style:name="P19" style:family="paragraph" style:parent-style-name="Standard">
      <style:paragraph-properties fo:margin-left="0.501cm" fo:margin-right="0.499cm" fo:line-height="200%" fo:text-align="justify" style:justify-single-word="false" fo:text-indent="0cm" style:auto-text-indent="false"/>
    </style:style>
    <style:style style:name="P20"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style>
    <style:style style:name="P21"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font-size-complex="11pt"/>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size-complex="11pt" style:font-weight-complex="bold"/>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00ffff" style:font-size-asian="11pt" style:font-weight-asian="bold"/>
    </style:style>
    <style:style style:name="P24"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ff" style:font-size-asian="11pt" style:font-weight-asian="bold" style:font-size-complex="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font-weight-complex="bold"/>
    </style:style>
    <style:style style:name="P27"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style>
    <style:style style:name="P28"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font-size-complex="11pt" style:font-weight-complex="bold"/>
    </style:style>
    <style:style style:name="P29"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font-size-complex="11pt"/>
    </style:style>
    <style:style style:name="P30" style:family="paragraph" style:parent-style-name="Standard">
      <style:paragraph-properties fo:margin-left="0.501cm" fo:margin-right="0.499cm" fo:line-height="200%" fo:text-align="justify" style:justify-single-word="false" fo:text-indent="0cm" style:auto-text-indent="false"/>
      <style:text-properties fo:font-size="11pt" fo:background-color="#00ffff" style:font-size-asian="11pt"/>
    </style:style>
    <style:style style:name="P31" style:family="paragraph" style:parent-style-name="Standard">
      <style:paragraph-properties fo:margin-left="0.501cm" fo:margin-right="0cm" fo:line-height="200%" fo:text-indent="0cm" style:auto-text-indent="false"/>
    </style:style>
    <style:style style:name="P32" style:family="paragraph" style:parent-style-name="Standard">
      <style:text-properties fo:font-size="7pt" style:letter-kerning="true" style:font-size-asian="7pt" style:language-asian="ar" style:country-asian="SA" style:font-size-complex="7pt" style:font-weight-complex="bold"/>
    </style:style>
    <style:style style:name="P33"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34"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5" style:family="paragraph" style:parent-style-name="Standard">
      <style:paragraph-properties fo:text-align="end" style:justify-single-word="false">
        <style:tab-stops>
          <style:tab-stop style:position="7.999cm"/>
        </style:tab-stops>
      </style:paragraph-properties>
      <style:text-properties fo:font-size="12pt" fo:font-weight="normal" style:font-size-asian="12pt" style:font-weight-asian="normal" style:font-size-complex="12pt" style:font-weight-complex="normal"/>
    </style:style>
    <style:style style:name="P36" style:family="paragraph" style:parent-style-name="Standard">
      <style:paragraph-properties fo:margin-left="0cm" fo:margin-right="0cm" fo:margin-top="0.176cm" fo:margin-bottom="0cm" fo:line-height="200%" fo:text-align="center" style:justify-single-word="false" fo:text-indent="0cm" style:auto-text-indent="false">
        <style:tab-stops/>
      </style:paragraph-properties>
      <style:text-properties fo:font-size="11pt" fo:font-weight="bold" style:font-size-asian="11pt" style:font-weight-asian="bold" style:font-size-complex="11pt" style:font-weight-complex="bold"/>
    </style:style>
    <style:style style:name="P37" style:family="paragraph" style:parent-style-name="Normale_20__28_Web_29_">
      <style:paragraph-properties fo:margin-left="0cm" fo:margin-right="0cm" fo:margin-top="0.176cm" fo:margin-bottom="0cm" fo:line-height="200%" fo:text-align="center" style:justify-single-word="false" fo:text-indent="0cm" style:auto-text-indent="false"/>
      <style:text-properties fo:font-size="11pt" fo:font-weight="bold" style:font-size-asian="11pt" style:font-weight-asian="bold" style:font-size-complex="11pt" style:font-weight-complex="bold"/>
    </style:style>
    <style:style style:name="P38" style:family="paragraph" style:parent-style-name="Standard">
      <style:paragraph-properties fo:margin-left="0cm" fo:margin-right="0cm" fo:line-height="200%" fo:text-align="center" style:justify-single-word="false" fo:text-indent="0cm" style:auto-text-indent="false"/>
      <style:text-properties fo:font-size="11pt" fo:font-weight="bold" style:font-size-asian="11pt" style:font-weight-asian="bold" style:font-size-complex="11pt"/>
    </style:style>
    <style:style style:name="P39" style:family="paragraph" style:parent-style-name="Standard" style:master-page-name="">
      <style:paragraph-properties fo:margin-left="1.461cm" fo:margin-right="0.487cm" fo:line-height="200%" fo:text-align="justify" style:justify-single-word="false" fo:orphans="2" fo:widows="2" fo:text-indent="0cm" style:auto-text-indent="false" style:page-number="auto" style:text-autospace="none" style:punctuation-wrap="simple" style:vertical-align="auto" style:writing-mode="lr-tb"/>
    </style:style>
    <style:style style:name="P40"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vertical-align="auto" style:writing-mode="lr-tb"/>
      <style:text-properties fo:font-size="11pt" style:font-size-asian="11pt" style:font-size-complex="11pt"/>
    </style:style>
    <style:style style:name="P41" style:family="paragraph" style:parent-style-name="Standard">
      <style:paragraph-properties fo:margin-left="1.461cm" fo:margin-right="0.487cm" fo:line-height="200%" fo:text-align="justify" style:justify-single-word="false" fo:orphans="2" fo:widows="2" fo:text-indent="0cm" style:auto-text-indent="false" style:text-autospace="none" style:punctuation-wrap="simple" style:writing-mode="lr-tb"/>
    </style:style>
    <style:style style:name="P42" style:family="paragraph" style:parent-style-name="Normale_20__28_Web_29_" style:master-page-name="">
      <style:paragraph-properties fo:margin-left="1.503cm" fo:margin-right="0.487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style>
    <style:style style:name="P43" style:family="paragraph" style:parent-style-name="Standard">
      <style:paragraph-properties fo:margin-left="0.501cm" fo:margin-right="0.497cm" fo:line-height="200%" fo:text-align="justify" style:justify-single-word="false" fo:text-indent="0cm" style:auto-text-indent="false"/>
      <style:text-properties fo:font-size="11pt" fo:font-weight="bold" style:font-size-asian="11pt" style:font-weight-asian="bold" style:font-size-complex="11pt"/>
    </style:style>
    <style:style style:name="P44" style:family="paragraph" style:parent-style-name="Standard" style:master-page-name="Right_20_Page">
      <style:paragraph-properties fo:text-align="start" style:justify-single-word="false" style:page-number="auto"/>
      <style:text-properties style:font-name="Arial" fo:font-size="22pt" fo:font-weight="bold" style:font-size-asian="22pt" style:font-weight-asian="bold" style:font-size-complex="22pt" style:font-weight-complex="bold"/>
    </style:style>
    <style:style style:name="P45" style:family="paragraph" style:parent-style-name="Standard" style:list-style-name="L1">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46" style:family="paragraph" style:parent-style-name="Standard" style:list-style-name="L2" style:master-page-name="">
      <style:paragraph-properties fo:margin-left="1.282cm" fo:margin-right="0.501cm" fo:margin-top="0.176cm" fo:margin-bottom="0cm" fo:line-height="200%" fo:text-align="justify" style:justify-single-word="false" fo:orphans="2" fo:widows="2" fo:text-indent="0cm" style:auto-text-indent="false" style:page-number="auto"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7" style:family="paragraph" style:parent-style-name="Standard" style:list-style-name="L2">
      <style:paragraph-properties fo:margin-left="1.282cm" fo:margin-right="0.501cm" fo:margin-top="0.176cm" fo:margin-bottom="0cm" fo:line-height="200%" fo:text-align="justify" style:justify-single-word="false" fo:orphans="2" fo:widows="2" fo:text-indent="0cm" style:auto-text-indent="false" style:text-autospace="ideograph-alpha" style:punctuation-wrap="hanging" style:vertical-align="auto" style:writing-mode="lr-tb"/>
      <style:text-properties style:use-window-font-color="true" fo:font-size="11pt" style:text-underline-style="none" fo:font-weight="bold" fo:background-color="#ccccff" style:font-size-asian="11pt" style:font-weight-asian="bold" style:font-size-complex="11pt" style:font-weight-complex="bold"/>
    </style:style>
    <style:style style:name="P48" style:family="paragraph" style:parent-style-name="Standard" style:list-style-name="WW8Num7">
      <style:paragraph-properties fo:margin-left="1.637cm" fo:margin-right="0.499cm" fo:line-height="200%" fo:text-align="justify" style:justify-single-word="false" fo:text-indent="-0.635cm" style:auto-text-indent="false"/>
      <style:text-properties fo:font-size="11pt" fo:font-weight="bold" fo:background-color="#ffccff" style:font-size-asian="11pt" style:font-weight-asian="bold" style:font-size-complex="11pt"/>
    </style:style>
    <style:style style:name="T1" style:family="text">
      <style:text-properties fo:font-style="italic" style:font-style-asian="italic" style:font-style-complex="italic"/>
    </style:style>
    <style:style style:name="T2" style:family="text">
      <style:text-properties fo:font-style="italic" fo:background-color="#00ffff" style:font-style-asian="italic" style:font-style-complex="italic"/>
    </style:style>
    <style:style style:name="T3" style:family="text">
      <style:text-properties fo:font-size="11pt" fo:font-weight="bold" style:font-size-asian="11pt" style:font-weight-asian="bold" style:font-size-complex="11pt"/>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style:font-size-asian="11pt" style:font-weight-asian="bold" style:font-size-complex="10.5pt" style:font-weight-complex="bold"/>
    </style:style>
    <style:style style:name="T6" style:family="text">
      <style:text-properties fo:font-size="11pt" style:font-size-asian="11pt" style:font-size-complex="11pt"/>
    </style:style>
    <style:style style:name="T7" style:family="text">
      <style:text-properties fo:font-size="11pt" style:font-size-asian="11pt" style:font-size-complex="11pt" style:font-weight-complex="bold"/>
    </style:style>
    <style:style style:name="T8" style:family="text">
      <style:text-properties fo:font-size="11pt" style:font-size-asian="11pt" style:font-size-complex="11pt" style:font-style-complex="italic"/>
    </style:style>
    <style:style style:name="T9" style:family="text">
      <style:text-properties fo:font-size="11pt" fo:background-color="#ffff00" style:font-size-asian="11pt" style:font-size-complex="11pt"/>
    </style:style>
    <style:style style:name="T10" style:family="text">
      <style:text-properties fo:font-size="11pt" fo:background-color="#00ff00" style:font-size-asian="11pt" style:font-size-complex="11pt"/>
    </style:style>
    <style:style style:name="T11" style:family="text">
      <style:text-properties fo:font-size="11pt" fo:background-color="#00ffff" style:font-size-asian="11pt" style:font-size-complex="11pt"/>
    </style:style>
    <style:style style:name="T12" style:family="text">
      <style:text-properties fo:font-size="11pt" fo:font-style="italic" style:font-size-asian="11pt" style:font-style-asian="italic" style:font-size-complex="11pt" style:font-style-complex="italic"/>
    </style:style>
    <style:style style:name="T13" style:family="text">
      <style:text-properties fo:font-size="11pt" fo:background-color="#99ff66"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font-size="11pt" fo:font-weight="normal" style:font-size-asian="11pt" style:font-weight-asian="normal" style:font-size-complex="11pt" style:font-weight-complex="normal"/>
    </style:style>
    <style:style style:name="T16" style:family="text">
      <style:text-properties fo:font-size="11pt" fo:background-color="#66ffff" style:font-size-asian="11pt" style:font-size-complex="11pt"/>
    </style:style>
    <style:style style:name="T17" style:family="text">
      <style:text-properties fo:font-size="11pt" fo:background-color="transparent" style:font-size-asian="11pt" style:font-size-complex="11pt"/>
    </style:style>
    <style:style style:name="T18" style:family="text">
      <style:text-properties fo:font-size="11pt" fo:background-color="#ffcc00" style:font-size-asian="11pt" style:font-size-complex="11pt"/>
    </style:style>
    <style:style style:name="T19" style:family="text">
      <style:text-properties fo:background-color="#00ffff"/>
    </style:style>
    <style:style style:name="T20" style:family="text">
      <style:text-properties fo:font-size="12pt" fo:font-style="italic" style:font-size-asian="12pt" style:font-style-asian="italic" style:font-size-complex="12pt" style:font-style-complex="italic"/>
    </style:style>
    <style:style style:name="T21" style:family="text">
      <style:text-properties style:use-window-font-color="true" fo:font-size="11pt" style:text-underline-style="none" fo:font-weight="bold" style:font-size-asian="11pt" style:font-weight-asian="bold" style:font-size-complex="11pt" style:font-weight-complex="bold"/>
    </style:style>
    <style:style style:name="T22" style:family="text">
      <style:text-properties style:use-window-font-color="true" fo:font-size="11pt" style:text-underline-style="solid" style:text-underline-width="auto" style:text-underline-color="font-color" fo:font-weight="bold" style:font-size-asian="11pt" style:font-weight-asian="bold" style:font-size-complex="11pt" style:font-weight-complex="bold"/>
    </style:style>
    <style:style style:name="T23" style:family="text">
      <style:text-properties style:use-window-font-color="true" style:font-name="Times New Roman" fo:font-size="11pt" fo:language="it" fo:country="IT" fo:background-color="#99ff66" style:font-name-asian="Times New Roman" style:font-size-asian="11pt" style:font-name-complex="Times New Roman" style:font-size-complex="11pt" style:language-complex="ar" style:country-complex="SA"/>
    </style:style>
    <style:style style:name="T24" style:family="text">
      <style:text-properties fo:font-size="10.5pt" fo:font-weight="normal" style:font-size-asian="10.5pt" style:font-weight-asian="normal" style:font-size-complex="10.5pt" style:font-weight-complex="normal"/>
    </style:style>
    <style:style style:name="T25" style:family="text">
      <style:text-properties style:text-underline-style="none" fo:background-color="transparent"/>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horizontal-pos="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draw:frame draw:style-name="fr2" draw:name="immagini1" text:anchor-type="paragraph" svg:width="1.829cm" svg:height="3.12cm" draw:z-index="0"><draw:image xlink:href="Pictures/10000000000000570000009440D085AC.jpg" xlink:type="simple" xlink:show="embed" xlink:actuate="onLoad"/></draw:frame>Comune di Savona<draw:frame draw:style-name="fr1" draw:name="Cornice3" text:anchor-type="char" svg:x="9.442cm" svg:y="0.127cm" svg:width="4.907cm" svg:height="2.565cm" draw:z-index="1"><draw:text-box><text:p text:style-name="P32">IMPOSTA DI BOLLO ASSOLTA IN MODO VIRTUALE </text:p><text:p text:style-name="P32">GIUSTA AUTORIZZAZIONE DEL DIRETTORE TERRITORIALE DELL'UFFICIO DI SAVONA </text:p><text:p text:style-name="P32">DEL 03/01/2013 – PROT. 96/2013</text:p></draw:text-box></draw:frame></text:p>
      <text:p text:style-name="P33">Settore Pianificazione Territoriale</text:p>
      <text:p text:style-name="P34">Servizio Urbanistica e Paesaggio</text:p>
      <text:p text:style-name="P34"/>
      <text:p text:style-name="P34"/>
      <text:p text:style-name="P35">Protocollo n.___________ </text:p>
      <text:p text:style-name="Standard"/>
      <text:p text:style-name="P36"/>
      <text:p text:style-name="P37">AUTORIZZAZIONE PAESAGGISTICA SEMPLIFICATA</text:p>
      <text:p text:style-name="P37">AI SENSI DELL’ART. 146, DEL D. LGS 22.01.2004 N. 42 E DEL RELATIVO</text:p>
      <text:p text:style-name="P37">REGOLAMENTO D.P.R. 09.07.2010 N.139</text:p>
      <text:p text:style-name="P38"/>
      <text:p text:style-name="P31"><text:span text:style-name="T3">Oggetto: </text:span><text:span text:style-name="T3">[oggetto]</text:span><text:span text:style-name="T3"> in </text:span><text:span text:style-name="T3">[ubicazione]</text:span></text:p>
      <text:p text:style-name="P19"><text:span text:style-name="T3">Richiedente: </text:span><text:span text:style-name="T3">[elenco_richiedenti]</text:span></text:p>
      <text:p text:style-name="P21">IL DIRIGENTE</text:p>
      <text:p text:style-name="P20">Premesso:</text:p>
      <text:p text:style-name="P4"><text:span text:style-name="T6">- che in data [onload.data_presentazione] il sig. </text:span><text:span text:style-name="T4">[richiedenti.nominativo;block=tbs:p],</text:span><text:span text:style-name="T6"> nato a [richiedenti.comunato] ([richiedenti.provnato]) il [richiedenti.datanato] [richiedenti.codfis] e residente a </text:span><text:span text:style-name="T15">[richiedenti.comune] ([richiedenti.prov]) </text:span><text:span text:style-name="T6">[richiedenti.indirizzo] in qualità di [richiedenti.titolod] della [richiedenti.ragsoc] con sede a [richiedenti.sede] </text:span><text:span text:style-name="T24">[richiedenti.comuned] [richiedenti.provd]</text:span><text:span text:style-name="T5"> </text:span><text:span text:style-name="T6">[richiedenti.piva] presentava istanza di autorizzazione paesaggistica con procedimento semplificato ai sensi dell’art. 146 del Decreto Legislativo 22 gennaio 2004, n. 42 e relativo Regolamento D.P.R. 09.07.2010 n.139, per la realizzazione di [oggetto] in [ubicazione], immobile censito al NCT/NCEU di Savona al [elenco_ct] ricadente in zona sottoposta al vincolo paesaggistico;</text:span></text:p>
      <text:p text:style-name="P19"><text:span text:style-name="T6">- che detta istanza veniva recepita in atti il </text:span><text:span text:style-name="T6">[data_protocollo]</text:span><text:span text:style-name="T6"> al protocollo n° </text:span><text:span text:style-name="T6">[protocollo] </text:span><text:span text:style-name="T6">in data </text:span><text:span text:style-name="T6">[data_protocollo]</text:span><text:span text:style-name="T6">;</text:span></text:p>
      <text:p text:style-name="P22">Considerato:</text:p>
      <text:p text:style-name="P25"><text:soft-page-break/>- che l’intervento in oggetto riguarda un immobile compreso in :</text:p>
      <text:p text:style-name="P42"><text:span text:style-name="T6">- zona sottoposta a vincolo paesaggistico ai sensi dell’art. 142, comma 1 lettera ????????) del D.Lgs 22.01.2004 n. 42 in quanto ???????????? (oppure caso particolare, ancorchè ad oggi classificata dallo SUG quale zona di tipo “A” del D.M. 2.4.68, alla data del 6.9.1985 era classificato dal vigente SUG quale zona portuale pertanto, ai fini del vincolo, non si applica </text:span><text:span text:style-name="T6">l'esclusione di cui all'art.142 c.2 lett. a) del citato decreto;) <text:s/>oppure zona sottoposta a vincolo paesaggistico ai sensi dell’art. 136 del D.Lgs 22.01.2004 n. 42 in quanto area compresa </text:span><text:span text:style-name="T9">nel territorio del complesso paesistico del Passo del Cadibona / dei Boschi di Montenotte dichiarato di notevole interesse pubblico con DM 24 aprile1985;</text:span><text:span text:style-name="T6"> oppure </text:span><text:span text:style-name="T10">all’interno del Complesso di San Giacomo dichiarato di notevole interesse pubblico con DM 10.9.1931</text:span><text:span text:style-name="T6"> oppure </text:span><text:span text:style-name="T11">ricadente nell’ambito della sede stradale Aurelia dichiarata di notevole interesse pubblico con DM 20.3.1956</text:span><text:span text:style-name="T6">;</text:span></text:p>
      <text:p text:style-name="P39"><text:span text:style-name="T7">- </text:span><text:span text:style-name="T7">[zone_piano_6]</text:span><text:span text:style-name="T7"> sub-ambito </text:span><text:span text:style-name="T7">[zone_piano_7] </text:span><text:span text:style-name="T7">del Piano Urbanistico Comunale (PUC) redatto ai sensi della legge regionale 04.09.1997 n.36, approvato con Deliberazione di Consiglio Comunale n. 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0">- ambito assoggettato dal Piano territoriale di coordinamento paesistico, approvato con deliberazione del Consiglio Regionale n° 6 del 26 febbraio 1990, ai seguenti regimi :</text:p>
      <text:p text:style-name="P41"><text:span text:style-name="T3">Assetto insediativo<text:tab/><text:tab/></text:span><text:span text:style-name="T3">[zone_piano_4]</text:span></text:p>
      <text:p text:style-name="P41"><text:span text:style-name="T3">Assetto Vegetazionale <text:tab/></text:span><text:span text:style-name="T3">[zone_piano_5]</text:span></text:p>
      <text:p text:style-name="P41"><text:span text:style-name="T3">Assetto Geomorfologico<text:tab/></text:span><text:span text:style-name="T3">[zone_piano_3]</text:span></text:p>
      <text:p text:style-name="P22">Visti:</text:p>
      <text:p text:style-name="P19"><text:span text:style-name="T6">- gli elaborati di progetto delle opere, comprendenti n° * tavole grafiche, relazione paesaggistica in forma semplificata, documentazione fotografica a firma del </text:span><text:span text:style-name="T6">[elenco_progettisti]</text:span><text:span text:style-name="T6">, iscritto all'Ordine/Collegio degli * di *, recepiti in atti in stessa data e protocollo dell’istanza;</text:span></text:p>
      <text:p text:style-name="P5"><text:soft-page-break/>- l'attestazione di conformità del progetto alla disciplina urbanistico ed edilizia datata…………, contenuta nel fascicolo di cui al punto precedente, a firma del medesimo progettista; </text:p>
      <text:p text:style-name="P25"><text:s/>- la successiva documentazione progettuale integrativa comprendente………………. a firma del medesimo progettista, prodotta in data …….. su richiesta degli uffici comunali e recepita in atti al n. ……… di protocollo;</text:p>
      <text:p text:style-name="P19"><text:span text:style-name="T6">- il parere </text:span><text:span text:style-name="T9">favorevole</text:span><text:span text:style-name="T6"> espresso dalla Commissione Locale per il Paesaggio nella seduta del [data_rilascio_clp] </text:span><text:span text:style-name="T9">di seguito riportato</text:span><text:span text:style-name="T17"> (oppure) </text:span><text:span text:style-name="T9"><text:s/></text:span><text:span text:style-name="T16">con le seguenti prescrizioni</text:span><text:span text:style-name="T6"> “</text:span><text:span text:style-name="T12">[prescrizioni_clp]”</text:span><text:span text:style-name="T6">;</text:span></text:p>
      <text:p text:style-name="P4"><text:span text:style-name="T6">- la </text:span><text:span text:style-name="T12">Relazione tecnica illustrativa </text:span><text:span text:style-name="T14">e la</text:span><text:span text:style-name="T12"> Verifica di conformità urbanistico-edilizia </text:span><text:span text:style-name="T8">redatte dal Settore Pianificazione Territoriale in data ******, trasmesse, unitamente al progetto, al parere della Commissione Locale per il Paesaggio e alla </text:span><text:span text:style-name="T12">Proposta di accoglimento dell'istanza di autorizzazione paesaggistica</text:span><text:span text:style-name="T8">, alla </text:span><text:span text:style-name="T6">Soprintendenza per i Beni Architettonici e Paesaggistici della Liguria in data ………con nota prot. n……….;</text:span></text:p>
      <text:p text:style-name="P27">*******CASO IN CUI SIA PERVENUTO PARERE DELLA SOPRINTENDENZA NEI TERMINI DI CUI ART 4, c.6 del <text:s/>DPR 139 del 9.7.20104 (PARERE DA RENDERSI <text:s/>ENTRO 25 DA RICEZIONE DEGLI ATTI DA PARTE DELLA SOPRINTENDENZA)*********</text:p>
      <text:p text:style-name="P27">- il parere favorevole rilasciato ai sensi dell’art. 146, comma 5 del D. Lgs 42/04 dalla Soprintendenza per i Beni Architettonici e Paesaggistici della Liguria, in data [data_rilascio_sopr_arch] con nota prot. n. [protocollo_rilascio_sopr_arch], recepito agli atti comunali in data [data_ricezione_sopr_arch] al n. [protocollo_ricezione_sopr_arch] contenente le seguenti prescrizioni [prescrizioni_sopr_arch] alle condizioni e prescrizioni espresse dalla Commissione del Paesaggio.</text:p>
      <text:p text:style-name="P29">*******CASO IN CUI NON SIA PERVENUTO PARERE DELLA SOPRINTENDENZA NEI TERMINI DI CUI ART 4, c.6 del DPR 139 del 9.7.20104 (PARERE DA RENDERSI <text:s/>ENTRO 25 DA RICEZIONE DEGLI ATTI DA PARTE DELLA SOPRINTENDENZA)</text:p>
      <text:p text:style-name="P23">Dato atto che:</text:p>
      <text:p text:style-name="P30"><text:soft-page-break/>- la documentazione di cui al precedente punto è pervenuta alla Soprintendenza per i Beni Architettonici e Paesaggistici in data **********;</text:p>
      <text:p text:style-name="P30">- che è decorso il termine di 25 gg dalla ricezione degli atti da parte della <text:s/>Soprintendenza per i Beni Architettonici e Paesaggistici, previsto dal comma 6 dell’art. 4 del DPR 9.7.2010 n. 139, <text:s/>senza che la stessa Soprintendenza abbia reso il richiesto parere; </text:p>
      <text:p text:style-name="P30">- che pertanto l’Amministrazione competente deve procedere alla conclusione del procedimento autorizzatorio semplificato <text:s/>con un provvedimento espresso, secondo quanto previsto dagli artt 3 e 4 del richiamato DPR 139/2010</text:p>
      <text:p text:style-name="P22">Vista:</text:p>
      <text:p text:style-name="P19"><text:span text:style-name="T4">- </text:span><text:span text:style-name="T7">la legislazione nazionale e regionale in materia di tutela del paesaggio;</text:span></text:p>
      <text:p text:style-name="P22">Visti in particolare:</text:p>
      <text:list xml:id="list421458474758968396" text:style-name="L1">
        <text:list-header>
          <text:p text:style-name="P45">- il Decreto Legislativo 22 gennaio 2004 n. 42 “<text:span text:style-name="T1">Codice di beni culturali e del paesaggio, ai sensi dell’art. 10 della legge 6 luglio 2002, n. 137</text:span>” e successive modifiche e integrazioni; <text:s text:c="28"/>- la Legge Regionale 6 giugno 2014 n. 13 “<text:span text:style-name="T1">Testo unico della normativa regionale in materia di paesaggio</text:span>”;</text:p>
        </text:list-header>
      </text:list>
      <text:p text:style-name="P25">- il DPCM 12 dicembre 2005 “<text:span text:style-name="T1">Individuazione della documentazione necessaria alla verifica della compatibilità paesaggistica degli interventi proposti, ai sensi dell’art. 146, comma 3 del Codice dei beni culturali e del paesaggio di cui al D.Lgs 42/04”</text:span>;</text:p>
      <text:p text:style-name="P25">- l’accordo stipulato in data 30.7.2007, ai sensi dell’art. 3 del DPCM 12 dicembre 2005, <text:s/>tra il Ministero per i Beni e le Attività Culturali - Direzione Regionale per i Beni Culturali e Paesaggistici della Liguria e la Regione Liguria, concernente indicazioni operative per la redazione della relazione paesaggistica e per le diverse tipologie di intervento rapportate al territorio ligure;</text:p>
      <text:p text:style-name="P4"><text:span text:style-name="T6">- </text:span><text:span text:style-name="T4">il D.P.R. 9/7/2010 n. 139 “Regolamento recante procedimento semplificato di autorizzazione paesaggistica per gli interventi di lieve entità, a norma dell'articolo 146, comma 9, del decreto legislativo 22 gennaio 2004 n. 42, e successive modificazioni, e relativo allegato”.</text:span></text:p>
      <text:p text:style-name="P19"><text:span text:style-name="T4">Dato atto che </text:span><text:span text:style-name="T7">il 15 febbraio 2012 è entrato in vigore il </text:span><text:span text:style-name="T4">Piano Urbanistico Comunale (PUC)</text:span><text:span text:style-name="T7"> redatto ai sensi della legge regionale 04.09.1997 n.36, approvato con Deliberazione di Consiglio Comunale n. </text:span><text:soft-page-break/><text:span text:style-name="T7">20 del 03.08.2010 e adeguato con successive deliberazioni di Consiglio Comunale n. 36 del 04.10.2011 <text:s/>e n. 5 del 26.01.2012 ai rilievi di legittimità provinciali formulati, ai sensi dell’art. 40, comma 7 della citata LR 36/1997, con Atti Dirigenziali rispettivamente n. 9479/2010 e <text:s/>n. 2011/8936;</text:span></text:p>
      <text:p text:style-name="P43">Accertato:</text:p>
      <text:p text:style-name="P28">- che il rilascio dell'autorizzazione paesaggistica per l'intervento in oggetto risulta di competenza comunale ai sensi del combinato disposto degli articoli 6 e 9 della Legge Regionale 6 giugno 2014 n. 13 “<text:span text:style-name="T1">Testo unico della normativa regionale in materia di paesaggio</text:span>”;</text:p>
      <text:p text:style-name="P22">Visti:</text:p>
      <text:p text:style-name="P26">- il Piano Territoriale di Coordinamento Paesistico approvato dalla Regione Liguria con delibera n. 6 del 26.2.1990 e s.m.i.</text:p>
      <text:p text:style-name="P19"><text:span text:style-name="T7">- gli strumenti urbanistici vigenti e adottati ed in particolare la disciplina di livello del </text:span><text:span text:style-name="T4">Piano Urbanistico Comunale (PUC);</text:span></text:p>
      <text:p text:style-name="P3"><text:span text:style-name="T3">Accertato infine </text:span><text:span text:style-name="T6">che l'intervento in <text:s/>oggetto è riconducibile al punto </text:span><text:span text:style-name="T18">******** </text:span><text:span text:style-name="T6">dell'Allegato 1 al D.P.R. 9/7/2010 n. 139 e pertanto assoggettato ad autorizzazione paesaggistica semplificata di cui al suddetto decreto;</text:span></text:p>
      <text:p text:style-name="P21">A U T O R I Z Z A</text:p>
      <text:p text:style-name="P9"><text:span text:style-name="T6">ai sensi dell’art. 146 del Decreto Legislativo 22 gennaio 2004, n° 42 e s.m.i. e del D.P.R. 9 luglio 2010, n. 139, ai soli fini paesaggistici, il sig. </text:span><text:span text:style-name="T4">[elenco_richiedenti] </text:span><text:span text:style-name="T6">ad eseguire i lavori meglio specificati in premessa, </text:span><text:span text:style-name="T13">alle condizioni espresse dalla Commissione Locale del Paesaggio nella seduta </text:span><text:span text:style-name="T13">del [data_rilascio_clp] e richiamate dalla Soprintendenza per i Beni Architettonici e Paesaggistici della Liguria </text:span><text:span text:style-name="T23">con nota prot. n. [protocollo_rilascio_sopr_arch] del [data_rilascio_sopr_arch]</text:span><text:span text:style-name="T10"> </text:span><text:span text:style-name="T6"><text:s/>conformemente agli allegati elaborati, sui quali si appone il visto, significando che ogni successiva variante dovrà essere esaminata dall’organo competente.</text:span></text:p>
      <text:p text:style-name="P25">Le opere dovranno essere eseguite in conformità ai seguenti elaborati di progetto:</text:p>
      <text:p text:style-name="P25">1) relazione tecnica</text:p>
      <text:p text:style-name="P25"><text:soft-page-break/>2) relazione paesaggistica</text:p>
      <text:p text:style-name="P25">3) documentazione fotografica</text:p>
      <text:p text:style-name="P25">4) tav. 1 </text:p>
      <text:p text:style-name="P25">5) tav. 2</text:p>
      <text:p text:style-name="P25">6) tav. 3</text:p>
      <text:p text:style-name="P25">7) tav. 4</text:p>
      <text:p text:style-name="P25">8) tav. 5</text:p>
      <text:p text:style-name="P25">che sottoscritti dall’intestatario e dal summenzionato progettista si allegano alla presente muniti di visto in data odierna per farne parte integrante e sostanziale.</text:p>
      <text:p text:style-name="P6">E’ fatta salva la necessaria preventiva legittimazione sotto il profilo urbanistico-edilizio, <text:span text:style-name="T2">ATTENZIONE NEL CASO DI INTERVENTO NON SOGGETTO A TITOLO EDILIZIO ELIMINARE LA FRASE “fatta salva la necessaria preventiva legittimazione sotto il profilo urbanistico-edilizio</text:span><text:span text:style-name="T19">”</text:span></text:p>
      <text:p text:style-name="P10">****************(<text:span text:style-name="T20">parte seguente da non mettere nel caso di opere rientranti fra le attività edilizie liberalizzate a norma art 21 della LR 16/2008</text:span>)**********</text:p>
      <text:p text:style-name="P8"><text:span text:style-name="T21">Ai fini della verifica di conformità delle opere eseguite alla presente <text:s/>autorizzazione paesaggistica, ai sensi dell'art. 10 della LR 13/2014, </text:span><text:span text:style-name="T22"><text:s/>in aggiunta agli atti già previsti per conseguire l’agibilità o per presentare il certificato di collaudo finale o la comunicazione di fine lavori </text:span><text:span text:style-name="T21">(nell’ambito delle procedure previste rispettivamente dagli articoli 37, 26, comma 10, e 21 </text:span><text:span text:style-name="T21">bis, comma 9, della LR. 16/2008 e smi)</text:span><text:span text:style-name="T22"> il Titolare della presente autorizzazione dovrà trasmettere al Comune:</text:span></text:p>
      <text:list xml:id="list3340575029600540635" text:style-name="L2">
        <text:list-header>
          <text:p text:style-name="P46">1) documentazione fotografica di dettaglio relativa allo stato finale delle opere eseguite </text:p>
          <text:p text:style-name="P47">2) attestazione, a firma di tecnico abilitato, circa la conformità delle <text:s/>opere realizzate alla documentazione fotografica di dettaglio relativa allo stato finale, e circa la conformità delle stesse al progetto assentito con l'autorizzazione paesaggistica, anche in rapporto alle eventuali prescrizioni.</text:p>
        </text:list-header>
      </text:list>
      <text:p text:style-name="P24">La presente autorizzazione:</text:p>
      <text:list xml:id="list4809361335787902238" text:style-name="WW8Num7">
        <text:list-item>
          <text:p text:style-name="P48"><text:soft-page-break/>è immediatamente efficace ai sensi dell'art. 4, comma 11 del D.P.R. 139/2010;</text:p>
        </text:list-item>
        <text:list-item>
          <text:p text:style-name="P48">è valida per un periodo di cinque anni dal suo rilascio, scaduto il quale, l’esecuzione dei progettati lavori deve essere sottoposta a nuova autorizzazione ai sensi dell'art.146 del D.Lgs. 42/04 e del ridetto D.P.R. 139/10.</text:p>
        </text:list-item>
      </text:list>
      <text:p text:style-name="P13">Copia della presente autorizzazione sarà trasmessa alla Soprintendenza per <text:span text:style-name="T25">le Belle Arti e Paesaggio </text:span>della Liguria e alla Regione Liguria come prescritto dal comma 11 dell’art. 146 del D.Lgs 42/04.</text:p>
      <text:p text:style-name="P12">Avverso il presente provvedimento può essere opposto ricorso davanti al competente T.A.R. entro 60 giorni dal ritiro della presente ovvero ricorso straordinario al Capo dello Stato entro 120 giorni dalla stessa data.</text:p>
      <table:table table:name="Tabella1" table:style-name="Tabella1">
        <table:table-column table:style-name="Tabella1.A"/>
        <table:table-column table:style-name="Tabella1.B"/>
        <table:table-row table:style-name="Tabella1.1">
          <table:table-cell table:style-name="Tabella1.A1" office:value-type="string">
            <text:p text:style-name="P15">Savona, _______________</text:p>
          </table:table-cell>
          <table:table-cell table:style-name="Tabella1.A1" office:value-type="string">
            <text:p text:style-name="P11">Il Dirigente</text:p>
            <text:p text:style-name="P16">Arch. Giovanna Macario</text:p>
          </table:table-cell>
        </table:table-row>
      </table:table>
      <text:p text:style-name="P14"/>
      <table:table table:name="Tabella3" table:style-name="Tabella3">
        <table:table-column table:style-name="Tabella3.A"/>
        <table:table-row>
          <table:table-cell table:style-name="Tabella3.A1" office:value-type="string">
            <text:p text:style-name="P17">Il presente provvedimento è stato consegnato in data_________________al sig./sig.ra ________________________________in qualità di_____________________________</text:p>
            <text:p text:style-name="P17">che firma per ricevuta. <text:s/><text:tab/> <text:s text:c="4"/><text:tab/> <text:s text:c="93"/></text:p>
            <text:p text:style-name="P18">_________________________</text:p>
          </table:table-cell>
        </table:table-row>
      </table:table>
      <text:p text:style-name="Standard"/>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font-weight="bold" style:font-size-asian="11pt" style:font-weight-asian="bold"/>
    </style:style>
    <style:style style:name="Heading_20_2" style:display-name="Heading 2" style:family="paragraph" style:parent-style-name="Standard" style:next-style-name="Standard" style:default-outline-level="2" style:class="text">
      <style:paragraph-properties fo:text-align="justify" style:justify-single-word="false" fo:keep-with-next="always"/>
      <style:text-properties fo:font-size="12pt" fo:font-style="italic" fo:font-weight="bold" style:font-size-asian="12pt" style:font-style-asian="italic" style:font-weight-asian="bold"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fo:background-color="transparent">
        <style:tab-stops>
          <style:tab-stop style:position="8.5cm" style:type="center"/>
          <style:tab-stop style:position="17cm" style:type="right"/>
        </style:tab-stops>
        <style:background-image/>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Header_20_left" style:display-name="Header left" style:family="paragraph" style:parent-style-name="Standard" style:class="extra">
      <style:paragraph-properties text:number-lines="false" text:line-number="0">
        <style:tab-stops>
          <style:tab-stop style:position="7.999cm" style:type="center"/>
          <style:tab-stop style:position="15.998cm" style:type="right"/>
        </style:tab-stops>
      </style:paragraph-properties>
    </style:style>
    <style:style style:name="Numbering_20_5" style:display-name="Numbering 5" style:family="paragraph" style:parent-style-name="List" style:class="list">
      <style:paragraph-properties fo:margin="100%" fo:margin-left="3.175cm" fo:margin-right="0cm" fo:margin-top="0cm" fo:margin-bottom="0.212cm" fo:text-indent="-0.635cm" style:auto-text-indent="false"/>
    </style:style>
    <style:style style:name="Text" style:family="paragraph" style:parent-style-name="Caption"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WW8Num1z0" style:family="tex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0"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4z0" style:family="text">
      <style:text-properties style:font-name="Times New Roman"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Times New Roman" style:font-name-asian="Times New Roman" style:font-name-complex="Times New Roman"/>
    </style:style>
    <style:style style:name="WW8Num6z1" style:family="text">
      <style:text-properties style:font-name="Courier New" style:font-name-complex="Courier New"/>
    </style:style>
    <style:style style:name="WW8Num6z2" style:family="text">
      <style:text-properties style:font-name="Wingdings" style:font-name-complex="Wingdings"/>
    </style:style>
    <style:style style:name="WW8Num6z3" style:family="text">
      <style:text-properties style:font-name="Symbol" style:font-name-complex="Symbol"/>
    </style:style>
    <style:style style:name="WW8Num7z0" style:family="text">
      <style:text-properties style:font-name="Times New Roman" fo:font-size="11pt" style:font-name-asian="Times New Roman" style:font-size-asian="11pt" style:font-name-complex="Times New Roman" style:font-size-complex="11pt"/>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WW8Num8z0" style:family="text">
      <style:text-properties style:font-name="Times New Roman" style:font-name-asian="Times New Roman" style:font-name-complex="Times New Roman"/>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8z3" style:family="text">
      <style:text-properties style:font-name="Symbol" style:font-name-complex="Symbol"/>
    </style:style>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text-properties style:font-name="Times New Roman" style:font-name-asian="Times New Roman" style:font-name-complex="Times New Roman"/>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0z3" style:family="text">
      <style:text-properties style:font-name="Symbol" style:font-name-complex="Symbol"/>
    </style:style>
    <style:style style:name="WW8NumSt1z0" style:family="text">
      <style:text-properties style:font-name="Symbol" fo:font-style="normal" style:text-underline-style="none" fo:font-weight="normal" style:font-style-asian="normal" style:font-weight-asian="normal" style:font-name-complex="Symbol"/>
    </style:style>
    <style:style style:name="Car._20_predefinito_20_paragrafo" style:display-name="Car. predefinito paragrafo" style:family="text"/>
    <style:style style:name="Page_20_Number" style:display-name="Page Number" style:family="text" style:parent-style-name="Car._20_predefinito_20_paragrafo"/>
    <style:style style:name="Strong_20_Emphasis" style:display-name="Strong Emphasis" style:family="text" style:parent-style-name="Car._20_predefinito_20_paragrafo">
      <style:text-properties fo:font-weight="bold" style:font-weight-asian="bold" style:font-weight-complex="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2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4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6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6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6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7cm" fo:text-indent="-0.635cm" fo:margin-left="1.637cm"/>
        </style:list-level-properties>
        <style:text-properties style:font-name="Times New Roman"/>
      </text:list-level-style-bullet>
      <text:list-level-style-bullet text:level="2" text:style-name="WW8Num7z1" style:num-suffix="." text:bullet-char="o">
        <style:list-level-properties text:list-level-position-and-space-mode="label-alignment">
          <style:list-level-label-alignment text:label-followed-by="listtab" text:list-tab-stop-position="3.041cm" fo:text-indent="-0.635cm" fo:margin-left="3.041cm"/>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851cm" fo:text-indent="-0.635cm" fo:margin-left="6.851cm"/>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661cm" fo:text-indent="-0.635cm" fo:margin-left="10.661cm"/>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8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10z1" style:num-suffix="." text:bullet-char="o">
        <style:list-level-properties text:list-level-position-and-space-mode="label-alignment">
          <style:list-level-label-alignment text:label-followed-by="listtab" text:list-tab-stop-position="2.406cm" fo:text-indent="-0.635cm" fo:margin-left="2.406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216cm" fo:text-indent="-0.635cm" fo:margin-left="6.216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026cm" fo:text-indent="-0.635cm" fo:margin-left="10.02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6.933cm" table:align="left" style:writing-mode="lr-tb"/>
    </style:style>
    <style:style style:name="Tabella2.A" style:family="table-column">
      <style:table-column-properties style:column-width="5.334cm"/>
    </style:style>
    <style:style style:name="Tabella2.B" style:family="table-column">
      <style:table-column-properties style:column-width="5.694cm"/>
    </style:style>
    <style:style style:name="Tabella2.C" style:family="table-column">
      <style:table-column-properties style:column-width="5.906cm"/>
    </style:style>
    <style:style style:name="Tabella2.1" style:family="table-row">
      <style:table-row-properties style:keep-together="true" fo:keep-together="auto"/>
    </style:style>
    <style:style style:name="Tabella2.A1" style:family="table-cell">
      <style:table-cell-properties style:vertical-align="top" fo:padding-left="0.125cm" fo:padding-right="0.125cm" fo:padding-top="0cm" fo:padding-bottom="0cm" fo:border-left="0.018cm solid #000000" fo:border-right="none" fo:border-top="0.018cm solid #000000" fo:border-bottom="0.018cm solid #000000" style:writing-mode="lr-tb"/>
    </style:style>
    <style:style style:name="Tabella2.C1" style:family="table-cell">
      <style:table-cell-properties style:vertical-align="top" fo:padding-left="0.125cm" fo:padding-right="0.125cm" fo:padding-top="0cm" fo:padding-bottom="0cm" fo:border="0.018cm solid #000000" style:writing-mode="lr-tb"/>
    </style:style>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style style:name="MT1" style:family="text"/>
    <style:style style:name="MT2" style:family="text">
      <style:text-properties fo:font-style="italic" style:font-style-asian="italic" style:font-style-complex="italic"/>
    </style:style>
    <style:page-layout style:name="Mpm1">
      <style:page-layout-properties fo:page-width="21.001cm" fo:page-height="29.7cm" style:num-format="1" style:print-orientation="portrait" fo:margin-top="1.199cm" fo:margin-bottom="1.199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Right_20_Page" style:display-name="Right Page" style:page-layout-name="Mpm2" style:next-style-name="Left_20_Page">
      <style:footer>
        <table:table table:name="Tabella2" table:style-name="Tabella2">
          <table:table-column table:style-name="Tabella2.A"/>
          <table:table-column table:style-name="Tabella2.B"/>
          <table:table-column table:style-name="Tabella2.C"/>
          <table:table-row table:style-name="Tabella2.1">
            <table:table-cell table:style-name="Tabella2.A1" office:value-type="string">
              <text:p text:style-name="MP1">ISTRUTTORE </text:p>
              <text:p text:style-name="MP1"/>
              <text:p text:style-name="MP1"/>
              <text:p text:style-name="MP1">[istruttore_tecnico]</text:p>
            </table:table-cell>
            <table:table-cell table:style-name="Tabella2.A1" office:value-type="string">
              <text:p text:style-name="MP1">RESPONSABILE TECNICO DEI PROCEDIMENTI IN MATERIA PAESAGGISTICA</text:p>
              <text:p text:style-name="MP1">Arch. <text:s/>Sandra Venturi</text:p>
              <text:p text:style-name="MP1"/>
            </table:table-cell>
            <table:table-cell table:style-name="Tabella2.C1" office:value-type="string">
              <text:p text:style-name="MP1">DIRIGENTE</text:p>
              <text:p text:style-name="MP1"/>
              <text:p text:style-name="MP1"/>
              <text:p text:style-name="MP1">Arch. Giovanna Macario</text:p>
            </table:table-cell>
          </table:table-row>
        </table:table>
        <text:p text:style-name="MP2"><text:span text:style-name="Page_20_Number"><text:s text:c="14"/></text:span><text:s/></text:p>
        <text:p text:style-name="MP2"><text:span text:style-name="MT2">Pagina </text:span><text:span text:style-name="MT2"><text:page-number text:select-page="current">5</text:page-number></text:span><text:span text:style-name="MT2"> di </text:span><text:span text:style-name="MT2"><text:page-count>7</text:page-count></text:span></text:p>
      </style:footer>
    </style:master-page>
    <style:master-page style:name="Left_20_Page" style:display-name="Left Page" style:page-layout-name="Mpm3" style:next-style-name="Right_20_Page">
      <style:footer>
        <text:p text:style-name="MP2"><text:s text:c="20"/><text:span text:style-name="MT2">Pagina </text:span><text:span text:style-name="MT2"><text:page-number text:select-page="current">6</text:page-number></text:span><text:span text:style-name="MT2"> di </text:span><text:span text:style-name="MT2"><text:page-count>7</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2-03T16:50:29.145000000</meta:creation-date>
    <dc:date>2015-10-29T16:47:54.02</dc:date>
    <meta:print-date>2012-10-12T12:32:00</meta:print-date>
    <meta:editing-cycles>46</meta:editing-cycles>
    <meta:editing-duration>P2171DT11H28M10S</meta:editing-duration>
    <meta:generator>OpenOffice/4.1.0$Win32 OpenOffice.org_project/410m18$Build-9764</meta:generator>
    <meta:document-statistic meta:table-count="3" meta:image-count="1" meta:object-count="0" meta:page-count="7" meta:paragraph-count="88" meta:word-count="1702" meta:character-count="12245"/>
  </office:meta>
</office:document-meta>
</file>